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5000001909B7A7C2424564F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3465a4" draw:marker-start-width="0.509cm" draw:marker-end-width="0.509cm" draw:fill="solid" draw:fill-color="#729fcf" draw:opacity="50%" draw:textarea-horizontal-align="justify" draw:textarea-vertical-align="middle" draw:auto-grow-height="false" fo:min-height="1.444cm" fo:min-width="1.194cm" fo:padding-top="0.176cm" fo:padding-bottom="0.176cm" fo:padding-left="0.301cm" fo:padding-right="0.301cm" draw:shadow-opacity="50%"/>
    </style:style>
    <style:style style:name="gr2" style:family="graphic" style:parent-style-name="standard">
      <style:graphic-properties svg:stroke-width="0.102cm" svg:stroke-color="#3465a4" draw:marker-start-width="0.508cm" draw:marker-end-width="0.508cm" draw:fill="solid" draw:fill-color="#729fcf" draw:opacity="50%" draw:textarea-horizontal-align="justify" draw:textarea-vertical-align="middle" draw:auto-grow-height="false" fo:min-height="1.546cm" fo:min-width="1.296cm" fo:padding-top="0.175cm" fo:padding-bottom="0.175cm" fo:padding-left="0.3cm" fo:padding-right="0.3cm" draw:shadow-opacity="50%"/>
    </style:style>
    <style:style style:name="gr3" style:family="graphic" style:parent-style-name="standard">
      <style:graphic-properties svg:stroke-width="0.102cm" svg:stroke-color="#3465a4" draw:marker-start-width="0.509cm" draw:marker-end-width="0.509cm" draw:fill="solid" draw:fill-color="#729fcf" draw:opacity="50%" draw:textarea-horizontal-align="justify" draw:textarea-vertical-align="middle" draw:auto-grow-height="false" fo:min-height="1.546cm" fo:min-width="1.296cm" fo:padding-top="0.176cm" fo:padding-bottom="0.176cm" fo:padding-left="0.301cm" fo:padding-right="0.301cm" draw:shadow-opacity="50%"/>
    </style:style>
    <style:style style:name="gr4" style:family="graphic" style:parent-style-name="objectwithoutfill">
      <style:graphic-properties svg:stroke-color="#000000" draw:marker-end="Small_20_Arrow" draw:marker-end-width="0.254cm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02cm" svg:stroke-color="#3465a4" draw:marker-start-width="0.508cm" draw:marker-end-width="0.508cm" draw:fill="solid" draw:fill-color="#729fcf" draw:opacity="50%" draw:textarea-horizontal-align="justify" draw:textarea-vertical-align="middle" draw:auto-grow-height="false" fo:min-height="1.446cm" fo:min-width="1.196cm" fo:padding-top="0.175cm" fo:padding-bottom="0.175cm" fo:padding-left="0.3cm" fo:padding-right="0.3cm" draw:shadow-opacity="50%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width="0.102cm" svg:stroke-color="#3465a4" draw:marker-start-width="0.509cm" draw:marker-end-width="0.509cm" draw:fill="solid" draw:fill-color="#ccccff" draw:opacity="100%" draw:textarea-horizontal-align="justify" draw:textarea-vertical-align="middle" draw:auto-grow-height="false" fo:min-height="0.875cm" fo:min-width="0.625cm" fo:padding-top="0.176cm" fo:padding-bottom="0.176cm" fo:padding-left="0.301cm" fo:padding-right="0.301cm" draw:shadow-opacity="100%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50%"/>
      <style:paragraph-properties fo:text-align="center"/>
      <style:text-properties fo:font-size="24pt" fo:font-weight="bold" style:font-size-asian="18pt" style:font-weight-asian="bold" style:font-size-complex="18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20pt" style:font-size-asian="18pt" style:font-size-complex="18pt"/>
    </style:style>
    <style:style style:name="P6" style:family="paragraph">
      <loext:graphic-properties draw:fill="solid" draw:fill-color="#ccccff" draw:opacity="100%"/>
      <style:paragraph-properties fo:text-align="center"/>
      <style:text-properties fo:font-size="20pt" fo:font-weight="bold" style:font-size-asian="18pt" style:font-weight-asian="bold" style:font-size-complex="18pt" style:font-weight-complex="bold"/>
    </style:style>
    <style:style style:name="P7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24pt" fo:font-weight="bold" style:font-size-asian="18pt" style:font-weight-asian="bold" style:font-size-complex="18pt" style:font-weight-complex="bold"/>
    </style:style>
    <style:style style:name="T2" style:family="text">
      <style:text-properties fo:font-size="20pt" fo:font-weight="bold" style:font-size-asian="18pt" style:font-weight-asian="bold" style:font-size-complex="18pt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54cm" svg:height="2.54cm" svg:x="12.784cm" svg:y="2.47cm">
          <text:p text:style-name="P1"><text:span text:style-name="T1">PIF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7.685cm" svg:y="10.171cm">
          <text:p text:style-name="P1"><text:span text:style-name="T1">CC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2.54cm" svg:x="17.886cm" svg:y="10.172cm">
          <text:p text:style-name="P1"><text:span text:style-name="T1">TO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2.54cm" svg:height="2.54cm" svg:x="12.784cm" svg:y="0.17cm">
          <text:p text:style-name="P1"><text:span text:style-name="T1">PIF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4.985cm" svg:y="12.671cm">
          <text:p text:style-name="P1"><text:span text:style-name="T1">CC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20.486cm" svg:y="12.772cm">
          <text:p text:style-name="P1"><text:span text:style-name="T1">TO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11.554cm" svg:height="7.017cm" draw:transform="rotate (1.5707963267949) translate (5.936cm 12.671cm)" svg:viewBox="0 0 11555 7018" svg:d="M0 0c6231 0 11555 7018 11555 7018">
          <text:p/>
        </draw:path>
        <draw:path draw:style-name="gr4" draw:text-style-name="P3" draw:layer="layout" svg:width="9.925cm" svg:height="4.558cm" draw:transform="skewX (-0.435459648372585) rotate (0.355349035706045) translate (7.60570054888454cm 13.9226867263191cm)" svg:viewBox="0 0 9926 4559" svg:d="M0 0c5353 0 9926 4559 9926 4559">
          <text:p/>
        </draw:path>
        <draw:path draw:style-name="gr4" draw:text-style-name="P3" draw:layer="layout" svg:width="9.5cm" svg:height="4.017cm" draw:transform="skewX (-0.651880475619882) rotate (-2.80282424577769) translate (20.4857470812634cm 14.2591300586197cm)" svg:viewBox="0 0 9501 4018" svg:d="M0 0c5123-1 9501 4018 9501 4018">
          <text:p/>
        </draw:path>
        <draw:path draw:style-name="gr4" draw:text-style-name="P3" draw:layer="layout" svg:width="12.126cm" svg:height="6.679cm" draw:transform="skewX (0.0572467994654141) rotate (-0.528485697503884) translate (15.324130664271cm 1.26419213062265cm)" svg:viewBox="0 0 12127 6680" svg:d="M0 0c6539-1 12127 6680 12127 6680">
          <text:p/>
        </draw:path>
        <draw:line draw:style-name="gr7" draw:text-style-name="P3" draw:layer="layout" svg:x1="13.97cm" svg:y1="2.71cm" svg:x2="13.97cm" svg:y2="4.471cm">
          <text:p/>
        </draw:line>
        <draw:line draw:style-name="gr7" draw:text-style-name="P3" draw:layer="layout" svg:x1="7.112cm" svg:y1="12.954cm" svg:x2="13.191cm" svg:y2="5.334cm">
          <text:p/>
        </draw:line>
        <draw:line draw:style-name="gr7" draw:text-style-name="P3" draw:layer="layout" svg:x1="7.112cm" svg:y1="12.954cm" svg:x2="13.178cm" svg:y2="8.128cm">
          <text:p/>
        </draw:line>
        <draw:line draw:style-name="gr7" draw:text-style-name="P3" draw:layer="layout" svg:x1="7.112cm" svg:y1="12.954cm" svg:x2="13.191cm" svg:y2="11.43cm">
          <text:p/>
        </draw:line>
        <draw:line draw:style-name="gr7" draw:text-style-name="P3" draw:layer="layout" svg:x1="20.828cm" svg:y1="13.208cm" svg:x2="14.924cm" svg:y2="5.334cm">
          <text:p/>
        </draw:line>
        <draw:line draw:style-name="gr7" draw:text-style-name="P3" draw:layer="layout" svg:x1="20.828cm" svg:y1="13.208cm" svg:x2="14.911cm" svg:y2="8.128cm">
          <text:p/>
        </draw:line>
        <draw:line draw:style-name="gr7" draw:text-style-name="P3" draw:layer="layout" svg:x1="20.828cm" svg:y1="13.208cm" svg:x2="14.924cm" svg:y2="11.43cm">
          <text:p/>
        </draw:line>
        <draw:line draw:style-name="gr7" draw:text-style-name="P3" draw:layer="layout" svg:x1="14.224cm" svg:y1="2.71cm" svg:x2="14.224cm" svg:y2="7.272cm">
          <text:p/>
        </draw:line>
        <draw:line draw:style-name="gr7" draw:text-style-name="P3" draw:layer="layout" svg:x1="13.716cm" svg:y1="2.71cm" svg:x2="13.716cm" svg:y2="10.672cm">
          <text:p/>
        </draw:line>
        <draw:custom-shape draw:style-name="gr8" draw:text-style-name="P6" draw:layer="layout" svg:width="1.733cm" svg:height="1.733cm" svg:x="13.192cm" svg:y="4.471cm">
          <text:p text:style-name="P5"><text:span text:style-name="T2">G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733cm" svg:height="1.733cm" svg:x="13.178cm" svg:y="7.272cm">
          <text:p text:style-name="P5"><text:span text:style-name="T2">ANA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733cm" svg:height="1.733cm" svg:x="13.179cm" svg:y="10.672cm">
          <text:p text:style-name="P5"><text:span text:style-name="T2">HB-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9" draw:text-style-name="P1" draw:layer="layout" svg:width="27.999cm" svg:height="8.715cm" svg:x="-0.167cm" svg:y="2.929cm">
          <draw:image xlink:href="Pictures/1000000000000505000001909B7A7C2424564F29.png" xlink:type="simple" xlink:show="embed" xlink:actuate="onLoad">
            <text:p/>
          </draw:image>
        </draw:frame>
        <draw:frame draw:style-name="gr10" draw:text-style-name="P8" draw:layer="layout" svg:width="9.398cm" svg:height="0.962cm" svg:x="17.164cm" svg:y="9.92cm">
          <draw:text-box>
            <text:p text:style-name="P7"><text:span text:style-name="T3">GIGANTEA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2" draw:layer="layout" svg:width="2.54cm" svg:height="2.54cm" svg:x="12.784cm" svg:y="2.47cm">
          <text:p text:style-name="P1"><text:span text:style-name="T1">PIF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7.685cm" svg:y="10.171cm">
          <text:p text:style-name="P1"><text:span text:style-name="T1">CC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2" draw:layer="layout" svg:width="2.54cm" svg:height="2.54cm" svg:x="12.784cm" svg:y="2.47cm">
          <text:p text:style-name="P1"><text:span text:style-name="T1">PIF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7.685cm" svg:y="10.171cm">
          <text:p text:style-name="P1"><text:span text:style-name="T1">LH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2" draw:layer="layout" svg:width="2.54cm" svg:height="2.54cm" svg:x="12.784cm" svg:y="2.47cm">
          <text:p text:style-name="P1"><text:span text:style-name="T1">PIF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7.685cm" svg:y="10.171cm">
          <text:p text:style-name="P1"><text:span text:style-name="T1">CC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2" draw:layer="layout" svg:width="2.54cm" svg:height="2.54cm" svg:x="12.784cm" svg:y="2.47cm">
          <text:p text:style-name="P1"><text:span text:style-name="T1">PIF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7.685cm" svg:y="10.171cm">
          <text:p text:style-name="P1"><text:span text:style-name="T1">CC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L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2" draw:layer="layout" svg:width="2.54cm" svg:height="2.54cm" svg:x="12.784cm" svg:y="2.47cm">
          <text:p text:style-name="P1"><text:span text:style-name="T1">PIF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7.685cm" svg:y="10.171cm">
          <text:p text:style-name="P1"><text:span text:style-name="T1">CC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L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2" draw:layer="layout" svg:width="2.54cm" svg:height="2.54cm" svg:x="12.784cm" svg:y="2.47cm">
          <text:p text:style-name="P1"><text:span text:style-name="T1">PHY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7.685cm" svg:y="10.171cm">
          <text:p text:style-name="P1"><text:span text:style-name="T1">LH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2" draw:layer="layout" svg:width="2.54cm" svg:height="2.54cm" svg:x="12.784cm" svg:y="2.47cm">
          <text:p text:style-name="P1"><text:span text:style-name="T1">PHY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7.685cm" svg:y="10.171cm">
          <text:p text:style-name="P1"><text:span text:style-name="T1">LH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IF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" draw:text-style-name="P2" draw:layer="layout" svg:width="2.54cm" svg:height="2.54cm" svg:x="12.784cm" svg:y="2.47cm">
          <text:p text:style-name="P1"><text:span text:style-name="T1">PHY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7.685cm" svg:y="10.171cm">
          <text:p text:style-name="P1"><text:span text:style-name="T1">PIF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1" draw:text-style-name="P2" draw:layer="layout" svg:width="2.54cm" svg:height="2.54cm" svg:x="12.784cm" svg:y="2.47cm">
          <text:p text:style-name="P1"><text:span text:style-name="T1">PHY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7.685cm" svg:y="10.171cm">
          <text:p text:style-name="P1"><text:span text:style-name="T1">PIF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1" draw:text-style-name="P2" draw:layer="layout" svg:width="2.54cm" svg:height="2.54cm" svg:x="12.784cm" svg:y="2.47cm">
          <text:p text:style-name="P1"><text:span text:style-name="T1">PHY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7.685cm" svg:y="10.171cm">
          <text:p text:style-name="P1"><text:span text:style-name="T1">PIF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" draw:text-style-name="P2" draw:layer="layout" svg:width="2.54cm" svg:height="2.54cm" svg:x="12.784cm" svg:y="2.47cm">
          <text:p text:style-name="P1"><text:span text:style-name="T1">PHY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2.54cm" svg:x="7.685cm" svg:y="10.171cm">
          <text:p text:style-name="P1"><text:span text:style-name="T1">PIF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2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skewX (-6.78830785221541E-017) 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53) rotate (2.57854943689642) translate (18.1125042380158cm 10.6350693381572cm)" svg:viewBox="0 0 5815 3309" svg:d="M0 0c3136 0 5815 3309 5815 3309">
          <text:p/>
        </draw:path>
        <draw:path draw:style-name="gr4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06:58:17.831296286</meta:creation-date>
    <dc:date>2019-02-05T08:10:14.581143756</dc:date>
    <meta:editing-duration>PT57M25S</meta:editing-duration>
    <meta:editing-cycles>6</meta:editing-cycles>
    <meta:generator>LibreOffice/6.0.7.3$Linux_X86_64 LibreOffice_project/00m0$Build-3</meta:generator>
    <meta:document-statistic meta:object-count="178"/>
  </office:meta>
</office:document-meta>
</file>